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F0000021F028B93DAA816B02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CH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27.359cm" svg:height="11.331cm" svg:x="0.508cm" svg:y="2.032cm">
          <draw:image xlink:href="Pictures/100000000000051F0000021F028B93DAA816B02E.png" xlink:type="simple" xlink:show="embed" xlink:actuate="onLoad" loext:mime-type="image/png">
            <text:p/>
          </draw:image>
        </draw:frame>
        <draw:custom-shape draw:name="Rectangle 3" draw:style-name="gr2" draw:text-style-name="P3" draw:layer="layout" svg:width="15.362cm" svg:height="1.013cm" svg:x="6.506cm" svg:y="13.782cm">
          <text:p text:style-name="P2"><text:span text:style-name="T1">Baek et al. (2020) Ultrasound Med Biol 46(12):3379-3392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14:22:23.372059044</meta:creation-date>
    <dc:date>2021-07-22T14:23:14.549865611</dc:date>
    <meta:editing-duration>PT51S</meta:editing-duration>
    <meta:editing-cycles>1</meta:editing-cycles>
    <meta:document-statistic meta:object-count="25"/>
    <meta:generator>LibreOffice/6.4.7.2$Linux_X86_64 LibreOffice_project/40$Build-2</meta:generator>
  </office:meta>
</office:document-meta>
</file>